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a6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5" style:family="table-cell" style:parent-style-name="Default" style:data-style-name="N1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36" style:family="table-cell" style:parent-style-name="Default" style:data-style-name="N1">
      <style:table-cell-properties fo:border-bottom="0.06pt solid #000000" fo:background-color="#ffffa6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016cm" svg:height="9cm" svg:x="2.309cm" svg:y="6.7cm">
            <draw:object draw:notify-on-update-of-ranges="Planilha1.B3:Planilha1.B12 Planilha1.C2:Planilha1.C2 Planilha1.C3:Planilha1.C12 Planilha1.B3:Planilha1.B12 Planilha1.D2:Planilha1.D2 Planilha1.D3:Planilha1.D12 Planilha1.B3:Planilha1.B12 Planilha1.E2:Planilha1.E2 Planilha1.E3:Planilha1.E12 Planilha1.B3:Planilha1.B12 Planilha1.F2:Planilha1.F2 Planilha1.F3:Planilha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2" table:default-cell-style-name="ce6"/>
        <table:table-column table:style-name="co1" table:number-columns-repeated="1018" table:default-cell-style-name="ce6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úmero de elementos</text:p>
          </table:table-cell>
          <table:table-cell table:style-name="ce10" office:value-type="string" calcext:value-type="string">
            <text:p>Crescente</text:p>
          </table:table-cell>
          <table:table-cell table:style-name="ce23" office:value-type="string" calcext:value-type="string">
            <text:p>Decrescente</text:p>
          </table:table-cell>
          <table:table-cell table:style-name="ce24" office:value-type="string" calcext:value-type="string">
            <text:p>Aleatória</text:p>
          </table:table-cell>
          <table:table-cell table:style-name="ce32" office:value-type="string" calcext:value-type="string">
            <text:p>n Log(n)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0000" calcext:value-type="float">
            <text:p>10000</text:p>
          </table:table-cell>
          <table:table-cell table:number-columns-repeated="2" table:style-name="ce9" office:value-type="float" office:value="244460" calcext:value-type="float">
            <text:p>244460</text:p>
          </table:table-cell>
          <table:table-cell table:style-name="ce9" office:value-type="float" office:value="235525" calcext:value-type="float">
            <text:p>235525</text:p>
          </table:table-cell>
          <table:table-cell table:style-name="ce9" table:formula="of:= [.B3] * LOG([.B3])"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00" calcext:value-type="float">
            <text:p>20000</text:p>
          </table:table-cell>
          <table:table-cell table:number-columns-repeated="2" table:style-name="ce3" office:value-type="float" office:value="529074" calcext:value-type="float">
            <text:p>529074</text:p>
          </table:table-cell>
          <table:table-cell table:style-name="ce3" office:value-type="float" office:value="510840" calcext:value-type="float">
            <text:p>510840</text:p>
          </table:table-cell>
          <table:table-cell table:style-name="ce35" table:formula="of:=[.B4]*LOG([.B4])" office:value-type="float" office:value="86020.5999132796" calcext:value-type="float">
            <text:p>8602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0000" calcext:value-type="float">
            <text:p>30000</text:p>
          </table:table-cell>
          <table:table-cell table:number-columns-repeated="2" table:style-name="ce25" office:value-type="float" office:value="826347" calcext:value-type="float">
            <text:p>826347</text:p>
          </table:table-cell>
          <table:table-cell table:style-name="ce25" office:value-type="float" office:value="800495" calcext:value-type="float">
            <text:p>800495</text:p>
          </table:table-cell>
          <table:table-cell table:style-name="ce35" table:formula="of:=[.B5]*LOG([.B5])" office:value-type="float" office:value="134313.63764159" calcext:value-type="float">
            <text:p>134314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0000" calcext:value-type="float">
            <text:p>40000</text:p>
          </table:table-cell>
          <table:table-cell table:number-columns-repeated="2" table:style-name="ce3" office:value-type="float" office:value="1138114" calcext:value-type="float">
            <text:p>1138114</text:p>
          </table:table-cell>
          <table:table-cell table:style-name="ce3" office:value-type="float" office:value="1101632" calcext:value-type="float">
            <text:p>1101632</text:p>
          </table:table-cell>
          <table:table-cell table:style-name="ce35" table:formula="of:=[.B6]*LOG([.B6])" office:value-type="float" office:value="184082.399653118" calcext:value-type="float">
            <text:p>18408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0000" calcext:value-type="float">
            <text:p>50000</text:p>
          </table:table-cell>
          <table:table-cell table:number-columns-repeated="2" table:style-name="ce3" office:value-type="float" office:value="1455438" calcext:value-type="float">
            <text:p>1455438</text:p>
          </table:table-cell>
          <table:table-cell table:style-name="ce3" office:value-type="float" office:value="1409472" calcext:value-type="float">
            <text:p>1409472</text:p>
          </table:table-cell>
          <table:table-cell table:style-name="ce35" table:formula="of:=[.B7]*LOG([.B7])" office:value-type="float" office:value="234948.500216801" calcext:value-type="float">
            <text:p>234949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0000" calcext:value-type="float">
            <text:p>60000</text:p>
          </table:table-cell>
          <table:table-cell table:number-columns-repeated="2" table:style-name="ce25" office:value-type="float" office:value="1772744" calcext:value-type="float">
            <text:p>1772744</text:p>
          </table:table-cell>
          <table:table-cell table:style-name="ce25" office:value-type="float" office:value="1720932" calcext:value-type="float">
            <text:p>1720932</text:p>
          </table:table-cell>
          <table:table-cell table:style-name="ce35" table:formula="of:=[.B8]*LOG([.B8])" office:value-type="float" office:value="286689.075023019" calcext:value-type="float">
            <text:p>286689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0000" calcext:value-type="float">
            <text:p>70000</text:p>
          </table:table-cell>
          <table:table-cell table:number-columns-repeated="2" table:style-name="ce3" office:value-type="float" office:value="2099178" calcext:value-type="float">
            <text:p>2099178</text:p>
          </table:table-cell>
          <table:table-cell table:style-name="ce3" office:value-type="float" office:value="2038371" calcext:value-type="float">
            <text:p>2038371</text:p>
          </table:table-cell>
          <table:table-cell table:style-name="ce35" table:formula="of:=[.B9]*LOG([.B9])" office:value-type="float" office:value="339156.862800998" calcext:value-type="float">
            <text:p>339157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0000" calcext:value-type="float">
            <text:p>80000</text:p>
          </table:table-cell>
          <table:table-cell table:number-columns-repeated="2" table:style-name="ce3" office:value-type="float" office:value="2436967" calcext:value-type="float">
            <text:p>2436967</text:p>
          </table:table-cell>
          <table:table-cell table:style-name="ce3" office:value-type="float" office:value="2362827" calcext:value-type="float">
            <text:p>2362827</text:p>
          </table:table-cell>
          <table:table-cell table:style-name="ce35" table:formula="of:=[.B10]*LOG([.B10])" office:value-type="float" office:value="392247.198959355" calcext:value-type="float">
            <text:p>392247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float" office:value="90000" calcext:value-type="float">
            <text:p>90000</text:p>
          </table:table-cell>
          <table:table-cell table:number-columns-repeated="2" table:style-name="ce26" office:value-type="float" office:value="2774750" calcext:value-type="float">
            <text:p>2774750</text:p>
          </table:table-cell>
          <table:table-cell table:style-name="ce26" office:value-type="float" office:value="2690297" calcext:value-type="float">
            <text:p>2690297</text:p>
          </table:table-cell>
          <table:table-cell table:style-name="ce35" table:formula="of:=[.B11]*LOG([.B11])" office:value-type="float" office:value="445881.825849539" calcext:value-type="float">
            <text:p>445882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float" office:value="100000" calcext:value-type="float">
            <text:p>100000</text:p>
          </table:table-cell>
          <table:table-cell table:number-columns-repeated="2" table:style-name="ce27" office:value-type="float" office:value="3112517" calcext:value-type="float">
            <text:p>3112517</text:p>
          </table:table-cell>
          <table:table-cell table:style-name="ce27" office:value-type="float" office:value="3019806" calcext:value-type="float">
            <text:p>3019806</text:p>
          </table:table-cell>
          <table:table-cell table:style-name="ce36" table:formula="of:=[.B12]*LOG([.B12])"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3" table:number-rows-repeated="37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8:46:57.5676140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9:50:02.797947613</meta:creation-date>
    <dc:date>2022-05-11T18:47:38.096915471</dc:date>
    <meta:editing-duration>PT1H21M9S</meta:editing-duration>
    <meta:editing-cycles>13</meta:editing-cycles>
    <meta:generator>LibreOffice/6.4.7.2$Linux_X86_64 LibreOffice_project/40$Build-2</meta:generator>
    <meta:document-statistic meta:table-count="1" meta:cell-count="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1cm" xlink:href=".." xlink:type="simple" chart:class="chart:scatter" chart:style-name="ch1">
        <chart:title svg:x="7.409cm" svg:y="0.316cm" chart:style-name="ch2">
          <text:p>Heap</text:p>
        </chart:title>
        <chart:subtitle svg:x="5.305cm" svg:y="1.275cm" chart:style-name="ch3">
          <text:p>N x Comparações executadas</text:p>
        </chart:subtitle>
        <chart:legend chart:legend-position="end" svg:x="12.742cm" svg:y="3.454cm" style:legend-expansion="high" chart:style-name="ch4"/>
        <chart:plot-area chart:style-name="ch5" table:cell-range-address="Planilha1.B3:Planilha1.F12 Planilha1.C2:Planilha1.F2" chart:data-source-has-labels="row" svg:x="1.331cm" svg:y="2.138cm" svg:width="11.091cm" svg:height="5.702cm">
          <chartooo:coordinate-region svg:x="2.878cm" svg:y="2.337cm" svg:width="8.987cm" svg:height="4.856cm"/>
          <chart:axis chart:dimension="x" chart:name="primary-x" chart:style-name="ch6">
            <chart:title svg:x="5.218cm" svg:y="8.02cm" chart:style-name="ch7">
              <text:p>Número de elementos</text:p>
            </chart:title>
          </chart:axis>
          <chart:axis chart:dimension="y" chart:name="primary-y" chart:style-name="ch6">
            <chart:title svg:x="0.451cm" svg:y="6.938cm" chart:style-name="ch8">
              <text:p>Comparações executadas</text:p>
            </chart:title>
            <chart:grid chart:style-name="ch9" chart:class="major"/>
          </chart:axis>
          <chart:series chart:style-name="ch10" chart:values-cell-range-address="Planilha1.C3:Planilha1.C12" chart:label-cell-address="Planilha1.C2:Planilha1.C2" chart:class="chart:scatter">
            <chart:domain table:cell-range-address="Planilha1.B3:Planilha1.B12"/>
            <chart:data-point chart:repeated="10"/>
          </chart:series>
          <chart:series chart:style-name="ch11" chart:values-cell-range-address="Planilha1.D3:Planilha1.D12" chart:label-cell-address="Planilha1.D2:Planilha1.D2" chart:class="chart:scatter">
            <chart:data-point chart:repeated="10"/>
          </chart:series>
          <chart:series chart:style-name="ch12" chart:values-cell-range-address="Planilha1.E3:Planilha1.E12" chart:label-cell-address="Planilha1.E2:Planilha1.E2" chart:class="chart:scatter">
            <chart:data-point chart:repeated="10"/>
          </chart:series>
          <chart:series chart:style-name="ch13" chart:values-cell-range-address="Planilha1.F3:Planilha1.F12" chart:label-cell-address="Planilha1.F2:Planilha1.F2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rescente</text:p>
                <draw:g>
                  <svg:desc>Planilha1.C2:Planilha1.C2</svg:desc>
                </draw:g>
              </table:table-cell>
              <table:table-cell office:value-type="string">
                <text:p>Decrescente</text:p>
                <draw:g>
                  <svg:desc>Planilha1.D2:Planilha1.D2</svg:desc>
                </draw:g>
              </table:table-cell>
              <table:table-cell office:value-type="string">
                <text:p>Aleatória</text:p>
                <draw:g>
                  <svg:desc>Planilha1.E2:Planilha1.E2</svg:desc>
                </draw:g>
              </table:table-cell>
              <table:table-cell office:value-type="string">
                <text:p>n Log(n)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Planilha1.B3:Planilha1.B12</svg:desc>
                </draw:g>
              </table:table-cell>
              <table:table-cell office:value-type="float" office:value="244460">
                <text:p>244460</text:p>
                <draw:g>
                  <svg:desc>Planilha1.C3:Planilha1.C12</svg:desc>
                </draw:g>
              </table:table-cell>
              <table:table-cell office:value-type="float" office:value="244460">
                <text:p>244460</text:p>
                <draw:g>
                  <svg:desc>Planilha1.D3:Planilha1.D12</svg:desc>
                </draw:g>
              </table:table-cell>
              <table:table-cell office:value-type="float" office:value="235525">
                <text:p>235525</text:p>
                <draw:g>
                  <svg:desc>Planilha1.E3:Planilha1.E12</svg:desc>
                </draw:g>
              </table:table-cell>
              <table:table-cell office:value-type="float" office:value="40000">
                <text:p>40000</text:p>
                <draw:g>
                  <svg:desc>Planilha1.F3:Planilha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529074">
                <text:p>529074</text:p>
              </table:table-cell>
              <table:table-cell office:value-type="float" office:value="529074">
                <text:p>529074</text:p>
              </table:table-cell>
              <table:table-cell office:value-type="float" office:value="510840">
                <text:p>510840</text:p>
              </table:table-cell>
              <table:table-cell office:value-type="float" office:value="86020.5999132796">
                <text:p>86020.599913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826347">
                <text:p>826347</text:p>
              </table:table-cell>
              <table:table-cell office:value-type="float" office:value="826347">
                <text:p>826347</text:p>
              </table:table-cell>
              <table:table-cell office:value-type="float" office:value="800495">
                <text:p>800495</text:p>
              </table:table-cell>
              <table:table-cell office:value-type="float" office:value="134313.63764159">
                <text:p>134313.63764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138114">
                <text:p>1138114</text:p>
              </table:table-cell>
              <table:table-cell office:value-type="float" office:value="1138114">
                <text:p>1138114</text:p>
              </table:table-cell>
              <table:table-cell office:value-type="float" office:value="1101632">
                <text:p>1101632</text:p>
              </table:table-cell>
              <table:table-cell office:value-type="float" office:value="184082.399653118">
                <text:p>184082.399653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455438">
                <text:p>1455438</text:p>
              </table:table-cell>
              <table:table-cell office:value-type="float" office:value="1455438">
                <text:p>1455438</text:p>
              </table:table-cell>
              <table:table-cell office:value-type="float" office:value="1409472">
                <text:p>1409472</text:p>
              </table:table-cell>
              <table:table-cell office:value-type="float" office:value="234948.500216801">
                <text:p>234948.500216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772744">
                <text:p>1772744</text:p>
              </table:table-cell>
              <table:table-cell office:value-type="float" office:value="1772744">
                <text:p>1772744</text:p>
              </table:table-cell>
              <table:table-cell office:value-type="float" office:value="1720932">
                <text:p>1720932</text:p>
              </table:table-cell>
              <table:table-cell office:value-type="float" office:value="286689.075023019">
                <text:p>286689.07502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099178">
                <text:p>2099178</text:p>
              </table:table-cell>
              <table:table-cell office:value-type="float" office:value="2099178">
                <text:p>2099178</text:p>
              </table:table-cell>
              <table:table-cell office:value-type="float" office:value="2038371">
                <text:p>2038371</text:p>
              </table:table-cell>
              <table:table-cell office:value-type="float" office:value="339156.862800998">
                <text:p>339156.862800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2436967">
                <text:p>2436967</text:p>
              </table:table-cell>
              <table:table-cell office:value-type="float" office:value="2436967">
                <text:p>2436967</text:p>
              </table:table-cell>
              <table:table-cell office:value-type="float" office:value="2362827">
                <text:p>2362827</text:p>
              </table:table-cell>
              <table:table-cell office:value-type="float" office:value="392247.198959355">
                <text:p>392247.19895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774750">
                <text:p>2774750</text:p>
              </table:table-cell>
              <table:table-cell office:value-type="float" office:value="2774750">
                <text:p>2774750</text:p>
              </table:table-cell>
              <table:table-cell office:value-type="float" office:value="2690297">
                <text:p>2690297</text:p>
              </table:table-cell>
              <table:table-cell office:value-type="float" office:value="445881.825849539">
                <text:p>445881.825849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112517">
                <text:p>3112517</text:p>
              </table:table-cell>
              <table:table-cell office:value-type="float" office:value="3112517">
                <text:p>3112517</text:p>
              </table:table-cell>
              <table:table-cell office:value-type="float" office:value="3019806">
                <text:p>3019806</text:p>
              </table:table-cell>
              <table:table-cell office:value-type="float" office:value="500000">
                <text:p>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